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B000000D85D791212C04A85AD.png" manifest:media-type="image/png"/>
  <manifest:file-entry manifest:full-path="Pictures/10000001000002F70000005B37674802FB2561EC.png" manifest:media-type="image/png"/>
  <manifest:file-entry manifest:full-path="Pictures/100000010000036D000000352A9D28AF2FB9F0E4.png" manifest:media-type="image/png"/>
  <manifest:file-entry manifest:full-path="Pictures/100000010000028A000000F053737F5CA1FBC1FF.png" manifest:media-type="image/png"/>
  <manifest:file-entry manifest:full-path="Pictures/100000010000033700000087C5A29CA0C2B025F8.png" manifest:media-type="image/png"/>
  <manifest:file-entry manifest:full-path="Pictures/10000001000002D7000001AD6DCCF49E2764788A.png" manifest:media-type="image/png"/>
  <manifest:file-entry manifest:full-path="Pictures/10000001000002C10000012E6C1F58A7624468A6.png" manifest:media-type="image/png"/>
  <manifest:file-entry manifest:full-path="Pictures/100000010000034A0000011A37BBD4F9CB7CB5BF.png" manifest:media-type="image/png"/>
  <manifest:file-entry manifest:full-path="Pictures/1000000100000311000000453E13DC87ED1C30EF.png" manifest:media-type="image/png"/>
  <manifest:file-entry manifest:full-path="Pictures/10000001000001900000005E8F972F3650D82D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x="1.1902in" svg:y="0.1744in" svg:width="4.1665in" svg:height="0.9791in" draw:z-index="0"><draw:image xlink:href="Pictures/10000001000001900000005E8F972F3650D82D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0835in" svg:y="0.3626in" svg:width="6.6929in" svg:height="2.2409in" draw:z-index="1"><draw:image xlink:href="Pictures/100000010000034A0000011A37BBD4F9CB7CB5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x="0.1563in" svg:y="0.1547in" svg:width="6.6929in" svg:height="3.9492in" draw:z-index="2"><draw:image xlink:href="Pictures/10000001000002D7000001AD6DCCF49E2764788A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char" svg:x="0.1146in" svg:y="0.0028in" svg:width="6.6929in" svg:height="1.0972in" draw:z-index="3"><draw:image xlink:href="Pictures/100000010000033700000087C5A29CA0C2B025F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5" text:anchor-type="char" svg:x="0.052in" svg:y="0.1126in" svg:width="6.6929in" svg:height="2.4709in" draw:z-index="4"><draw:image xlink:href="Pictures/100000010000028A000000F053737F5CA1FBC1FF.png" xlink:type="simple" xlink:show="embed" xlink:actuate="onLoad" draw:mime-type="image/png"/></draw:frame><draw:frame draw:style-name="fr1" draw:name="Image6" text:anchor-type="char" svg:x="0.0626in" svg:y="2.9598in" svg:width="6.6929in" svg:height="0.802in" draw:z-index="5"><draw:image xlink:href="Pictures/10000001000002F70000005B37674802FB2561EC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8" text:anchor-type="char" svg:x="0.0626in" svg:y="0.0665in" svg:width="6.6929in" svg:height="2.8665in" draw:z-index="7"><draw:image xlink:href="Pictures/10000001000002C10000012E6C1F58A7624468A6.png" xlink:type="simple" xlink:show="embed" xlink:actuate="onLoad" draw:mime-type="image/png"/></draw:frame></text:p>
      <text:p text:style-name="Standard"/>
      <text:p text:style-name="Standard"><draw:frame draw:style-name="fr1" draw:name="Image7" text:anchor-type="char" svg:x="0.0102in" svg:y="0.2319in" svg:width="6.6929in" svg:height="0.4043in" draw:z-index="6"><draw:image xlink:href="Pictures/100000010000036D000000352A9D28AF2FB9F0E4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9" text:anchor-type="char" svg:x="-0.0102in" svg:y="0.0575in" svg:width="6.6929in" svg:height="1.748in" draw:z-index="8"><draw:image xlink:href="Pictures/100000010000033B000000D85D791212C04A85AD.png" xlink:type="simple" xlink:show="embed" xlink:actuate="onLoad" draw:mime-type="image/png"/></draw:frame></text:p>
      <text:p text:style-name="Standard"><draw:frame draw:style-name="fr1" draw:name="Image10" text:anchor-type="char" svg:x="0.0209in" svg:y="0.4244in" svg:width="6.6929in" svg:height="0.5882in" draw:z-index="9"><draw:image xlink:href="Pictures/1000000100000311000000453E13DC87ED1C3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1:56:57.002132561</meta:creation-date>
    <dc:date>2023-12-15T12:01:59.401142054</dc:date>
    <meta:editing-duration>PT5M2S</meta:editing-duration>
    <meta:editing-cycles>1</meta:editing-cycles>
    <meta:document-statistic meta:table-count="0" meta:image-count="10" meta:object-count="0" meta:page-count="3" meta:paragraph-count="0" meta:word-count="0" meta:character-count="0" meta:non-whitespace-character-count="0"/>
    <meta:generator>LibreOffice/7.5.9.2$Linux_X86_64 LibreOffice_project/50$Build-2</meta:generator>
  </office:meta>
</office:document-meta>
</file>